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opacity="0%" draw:textarea-horizontal-align="center" draw:textarea-vertical-align="middle" draw:shadow-opacity="0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-name="Transparency_20_1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6.819cm" svg:height="7.283cm" svg:x="15.302cm" svg:y="5.801cm">
          <text:p/>
        </draw:rect>
        <draw:custom-shape draw:style-name="gr2" draw:text-style-name="P3" draw:layer="layout" svg:width="1.583cm" svg:height="1.718cm" svg:x="5.046cm" svg:y="1.037cm">
          <text:p text:style-name="P2"><text:span text:style-name="T1">Model</text:span></text:p>
          <text:p text:style-name="P2"><text:span text:style-name="T1">.gm</text:span></text:p>
          <draw:enhanced-geometry svg:viewBox="0 0 21600 21600" draw:glue-points="10800 0 0 10800 10800 21600 21600 10800" draw:text-areas="0 0 21600 ?f11" draw:type="paper" draw:modifiers="17863.63636363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583cm" svg:height="1.718cm" svg:x="5.048cm" svg:y="3.792cm">
          <text:p text:style-name="P2"><text:span text:style-name="T1">Actions</text:span></text:p>
          <text:p text:style-name="P2"><text:span text:style-name="T1">.gr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ircle draw:style-name="gr3" draw:text-style-name="P1" draw:layer="layout" svg:width="0.899cm" svg:height="0.899cm" svg:x="0.81cm" svg:y="5.375cm">
            <text:p/>
          </draw:circle>
          <draw:line draw:style-name="gr4" draw:text-style-name="P1" draw:layer="layout" svg:x1="1.248cm" svg:y1="6.253cm" svg:x2="1.248cm" svg:y2="7.885cm">
            <text:p/>
          </draw:line>
          <draw:line draw:style-name="gr4" draw:text-style-name="P1" draw:layer="layout" svg:x1="0.517cm" svg:y1="6.819cm" svg:x2="2.044cm" svg:y2="6.819cm">
            <text:p/>
          </draw:line>
          <draw:line draw:style-name="gr4" draw:text-style-name="P1" draw:layer="layout" svg:x1="1.257cm" svg:y1="7.85cm" svg:x2="0.42cm" svg:y2="8.729cm">
            <text:p/>
          </draw:line>
          <draw:line draw:style-name="gr5" draw:text-style-name="P1" draw:layer="layout" svg:x1="2.046cm" svg:y1="8.751cm" svg:x2="1.209cm" svg:y2="7.872cm">
            <text:p/>
          </draw:line>
        </draw:g>
        <draw:custom-shape draw:style-name="gr2" draw:text-style-name="P3" draw:layer="layout" svg:width="1.583cm" svg:height="1.718cm" svg:x="5.021cm" svg:y="7.228cm">
          <text:p text:style-name="P2"><text:span text:style-name="T1">Shell</text:span></text:p>
          <text:p text:style-name="P2"><text:span text:style-name="T1">Script</text:span></text:p>
          <text:p text:style-name="P2"><text:span text:style-name="T1">.g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583cm" svg:height="1.718cm" svg:x="1.721cm" svg:y="10.557cm">
          <text:p text:style-name="P2"><text:span text:style-name="T1">App</text:span></text:p>
          <text:p text:style-name="P2"><text:span text:style-name="T1">.c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2.701cm" svg:height="2.297cm" draw:transform="rotate (1.5707963267946) translate (9.383cm 4.6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1.392cm" svg:height="1.418cm" draw:transform="rotate (1.5707963267946) translate (5.101cm 12.13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1.583cm" svg:height="1.718cm" svg:x="16.575cm" svg:y="7.276cm">
          <text:p text:style-name="P2"><text:span text:style-name="T1">libGr</text:span></text:p>
          <text:p text:style-name="P2"><text:span text:style-name="T1">.dll</text:span></text:p>
          <draw:enhanced-geometry svg:viewBox="0 0 21600 21600" draw:glue-points="10800 0 0 10800 10800 21600 21600 10800" draw:text-areas="0 0 21600 ?f11" draw:mirror-horizontal="false" draw:mirror-vertical="false" draw:type="paper" draw:modifiers="17863.63636363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583cm" svg:height="1.718cm" svg:x="19.408cm" svg:y="7.244cm">
          <text:p text:style-name="P2"><text:span text:style-name="T1">Model</text:span></text:p>
          <text:p text:style-name="P2"><text:span text:style-name="T1">.dll</text:span></text:p>
          <draw:enhanced-geometry svg:viewBox="0 0 21600 21600" draw:glue-points="10800 0 0 10800 10800 21600 21600 10800" draw:text-areas="0 0 21600 ?f11" draw:type="paper" draw:modifiers="17863.63636363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583cm" svg:height="1.718cm" svg:x="16.578cm" svg:y="9.539cm">
          <text:p text:style-name="P2"><text:span text:style-name="T1">lgsp</text:span></text:p>
          <text:p text:style-name="P2"><text:span text:style-name="T1">Backend</text:span></text:p>
          <text:p text:style-name="P2"><text:span text:style-name="T1">.dll</text:span></text:p>
          <draw:enhanced-geometry svg:viewBox="0 0 21600 21600" draw:glue-points="10800 0 0 10800 10800 21600 21600 10800" draw:text-areas="0 0 21600 ?f11" draw:type="paper" draw:modifiers="17863.63636363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583cm" svg:height="1.718cm" svg:x="19.437cm" svg:y="9.547cm">
          <text:p text:style-name="P2"><text:span text:style-name="T1">Actions</text:span></text:p>
          <text:p text:style-name="P2"><text:span text:style-name="T1">.dll</text:span></text:p>
          <draw:enhanced-geometry svg:viewBox="0 0 21600 21600" draw:glue-points="10800 0 0 10800 10800 21600 21600 10800" draw:text-areas="0 0 21600 ?f11" draw:type="paper" draw:modifiers="17863.63636363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7" draw:text-style-name="P3" draw:layer="layout" svg:width="3.11cm" svg:height="2.361cm" svg:x="9.108cm" svg:y="10.065cm">
          <text:p text:style-name="P2"><text:span text:style-name="T1">Application.exe</text:span></text:p>
        </draw:rect>
        <draw:rect draw:style-name="gr7" draw:text-style-name="P3" draw:layer="layout" svg:width="3.122cm" svg:height="2.372cm" svg:x="9.065cm" svg:y="6.274cm">
          <text:p text:style-name="P2"><text:span text:style-name="T1">GrShell.exe</text:span></text:p>
        </draw:rect>
        <draw:frame draw:style-name="gr8" draw:text-style-name="P4" draw:layer="layout" svg:width="2.034cm" svg:height="0.649cm" svg:x="9.482cm" svg:y="2.9cm">
          <draw:text-box>
            <text:p text:style-name="P4"><text:span text:style-name="T2">GrGen.exe</text:span></text:p>
          </draw:text-box>
        </draw:frame>
        <draw:frame draw:style-name="gr8" draw:text-style-name="P4" draw:layer="layout" svg:width="1.526cm" svg:height="0.649cm" svg:x="5.019cm" svg:y="11.103cm">
          <draw:text-box>
            <text:p text:style-name="P4"><text:span text:style-name="T2">csc.exe</text:span></text:p>
          </draw:text-box>
        </draw:frame>
        <draw:line draw:style-name="gr9" draw:text-style-name="P1" draw:layer="layout" svg:x1="1.99cm" svg:y1="5.073cm" svg:x2="4.637cm" svg:y2="2.455cm">
          <text:p/>
        </draw:line>
        <draw:line draw:style-name="gr9" draw:text-style-name="P1" draw:layer="layout" svg:x1="1.991cm" svg:y1="6.328cm" svg:x2="4.637cm" svg:y2="4.773cm">
          <text:p/>
        </draw:line>
        <draw:line draw:style-name="gr9" draw:text-style-name="P1" draw:layer="layout" svg:x1="1.964cm" svg:y1="7.774cm" svg:x2="4.528cm" svg:y2="7.992cm">
          <text:p/>
        </draw:line>
        <draw:line draw:style-name="gr9" draw:text-style-name="P1" draw:layer="layout" svg:x1="1.663cm" svg:y1="9.246cm" svg:x2="2.291cm" svg:y2="10.283cm">
          <text:p/>
        </draw:line>
        <draw:line draw:style-name="gr9" draw:text-style-name="P1" draw:layer="layout" svg:x1="7.056cm" svg:y1="2.018cm" svg:x2="8.91cm" svg:y2="3.027cm">
          <text:p/>
        </draw:line>
        <draw:line draw:style-name="gr9" draw:text-style-name="P1" draw:layer="layout" svg:x1="7.056cm" svg:y1="4.583cm" svg:x2="8.946cm" svg:y2="3.682cm">
          <text:p/>
        </draw:line>
        <draw:line draw:style-name="gr9" draw:text-style-name="P1" draw:layer="layout" svg:x1="18.717cm" svg:y1="8.089cm" svg:x2="19.317cm" svg:y2="8.089cm">
          <text:p/>
        </draw:line>
        <draw:line draw:style-name="gr4" draw:text-style-name="P1" draw:layer="layout" svg:x1="11.92cm" svg:y1="3.3cm" svg:x2="18.711cm" svg:y2="3.3cm">
          <text:p/>
        </draw:line>
        <draw:line draw:style-name="gr4" draw:text-style-name="P1" draw:layer="layout" svg:x1="18.711cm" svg:y1="3.3cm" svg:x2="18.711cm" svg:y2="10.419cm">
          <text:p/>
        </draw:line>
        <draw:line draw:style-name="gr9" draw:text-style-name="P1" draw:layer="layout" svg:x1="18.712cm" svg:y1="10.419cm" svg:x2="19.312cm" svg:y2="10.419cm">
          <text:p/>
        </draw:line>
        <draw:line draw:style-name="gr9" draw:text-style-name="P1" draw:layer="layout" svg:x1="6.982cm" svg:y1="7.828cm" svg:x2="8.646cm" svg:y2="7.501cm">
          <text:p/>
        </draw:line>
        <draw:line draw:style-name="gr9" draw:text-style-name="P1" draw:layer="layout" svg:x1="3.518cm" svg:y1="11.486cm" svg:x2="4.855cm" svg:y2="11.483cm">
          <text:p/>
        </draw:line>
        <draw:line draw:style-name="gr9" draw:text-style-name="P1" draw:layer="layout" svg:x1="6.891cm" svg:y1="11.487cm" svg:x2="8.755cm" svg:y2="11.483cm">
          <text:p/>
        </draw:line>
        <draw:line draw:style-name="gr9" draw:text-style-name="P1" draw:layer="layout" svg:x1="12.692cm" svg:y1="7.503cm" svg:x2="14.902cm" svg:y2="7.5cm">
          <text:p/>
        </draw:line>
        <draw:frame draw:style-name="gr10" draw:text-style-name="P4" draw:layer="layout" svg:width="1.828cm" svg:height="0.649cm" svg:x="0.708cm" svg:y="8.509cm">
          <draw:text-box>
            <text:p text:style-name="P4"><text:span text:style-name="T2">User</text:span></text:p>
          </draw:text-box>
        </draw:frame>
        <draw:frame draw:style-name="gr10" draw:text-style-name="P4" draw:layer="layout" svg:width="1.828cm" svg:height="0.649cm" svg:x="1.907cm" svg:y="3.136cm">
          <draw:text-box>
            <text:p text:style-name="P4"><text:span text:style-name="T1">creates</text:span></text:p>
          </draw:text-box>
        </draw:frame>
        <draw:frame draw:style-name="gr10" draw:text-style-name="P5" draw:layer="layout" svg:width="1.828cm" svg:height="0.649cm" svg:x="2.671cm" svg:y="5.673cm">
          <draw:text-box>
            <text:p text:style-name="P5"><text:span text:style-name="T1">creates</text:span></text:p>
          </draw:text-box>
        </draw:frame>
        <draw:frame draw:style-name="gr10" draw:text-style-name="P5" draw:layer="layout" svg:width="1.828cm" svg:height="0.649cm" svg:x="2.426cm" svg:y="7.227cm">
          <draw:text-box>
            <text:p text:style-name="P5"><text:span text:style-name="T1">creates</text:span></text:p>
          </draw:text-box>
        </draw:frame>
        <draw:frame draw:style-name="gr10" draw:text-style-name="P5" draw:layer="layout" svg:width="1.828cm" svg:height="0.649cm" svg:x="1.89cm" svg:y="9.236cm">
          <draw:text-box>
            <text:p text:style-name="P5"><text:span text:style-name="T1">creates</text:span></text:p>
          </draw:text-box>
        </draw:frame>
        <draw:frame draw:style-name="gr10" draw:text-style-name="P4" draw:layer="layout" svg:width="4.302cm" svg:height="0.649cm" svg:x="13.464cm" svg:y="2.663cm">
          <draw:text-box>
            <text:p text:style-name="P4"><text:span text:style-name="T2">generates / compiles</text:span></text:p>
          </draw:text-box>
        </draw:frame>
        <draw:frame draw:style-name="gr10" draw:text-style-name="P5" draw:layer="layout" svg:width="2.392cm" svg:height="0.64cm" svg:x="6.772cm" svg:y="10.846cm">
          <draw:text-box>
            <text:p text:style-name="P5"><text:span text:style-name="T2">compiles</text:span></text:p>
          </draw:text-box>
        </draw:frame>
        <draw:line draw:style-name="gr9" draw:text-style-name="P1" draw:layer="layout" svg:x1="12.692cm" svg:y1="11.304cm" svg:x2="14.902cm" svg:y2="11.301cm">
          <text:p/>
        </draw:line>
        <draw:frame draw:style-name="gr10" draw:text-style-name="P4" draw:layer="layout" svg:width="7.412cm" svg:height="0.649cm" svg:x="15.282cm" svg:y="5.853cm">
          <draw:text-box>
            <text:p text:style-name="P4"><text:span text:style-name="T2">GrGen-based algorithmic core</text:span></text:p>
          </draw:text-box>
        </draw:frame>
        <draw:frame draw:style-name="gr10" draw:text-style-name="P4" draw:layer="layout" svg:width="2.392cm" svg:height="1.047cm" svg:x="12.645cm" svg:y="6.372cm">
          <draw:text-box>
            <text:p text:style-name="P4"><text:span text:style-name="T1">uses / references</text:span></text:p>
          </draw:text-box>
        </draw:frame>
        <draw:frame draw:style-name="gr10" draw:text-style-name="P4" draw:layer="layout" svg:width="2.392cm" svg:height="1.047cm" svg:x="12.645cm" svg:y="10.173cm">
          <draw:text-box>
            <text:p text:style-name="P4"><text:span text:style-name="T2">uses / references</text:span></text:p>
          </draw:text-box>
        </draw:frame>
        <draw:frame draw:style-name="gr10" draw:text-style-name="P4" draw:layer="layout" svg:width="7.412cm" svg:height="0.649cm" svg:x="15.272cm" svg:y="12.41cm">
          <draw:text-box>
            <text:p text:style-name="P4"><text:span text:style-name="T2">Defines and implements <text:s/>API</text:span></text:p>
          </draw:text-box>
        </draw:frame>
        <draw:rect draw:style-name="gr1" draw:text-style-name="P1" draw:layer="layout" svg:width="2.537cm" svg:height="5.265cm" svg:x="16.011cm" svg:y="6.819cm">
          <text:p/>
        </draw:rect>
        <draw:rect draw:style-name="gr1" draw:text-style-name="P1" draw:layer="layout" svg:width="2.564cm" svg:height="5.265cm" svg:x="18.866cm" svg:y="6.764cm">
          <text:p/>
        </draw:rect>
        <draw:frame draw:style-name="gr10" draw:text-style-name="P4" draw:layer="layout" svg:width="3.293cm" svg:height="0.649cm" svg:x="15.927cm" svg:y="11.446cm">
          <draw:text-box>
            <text:p text:style-name="P4"><text:span text:style-name="T1">Runtime libs</text:span></text:p>
          </draw:text-box>
        </draw:frame>
        <draw:frame draw:style-name="gr10" draw:text-style-name="P4" draw:layer="layout" svg:width="3.293cm" svg:height="0.649cm" svg:x="18.82cm" svg:y="11.391cm">
          <draw:text-box>
            <text:p text:style-name="P4"><text:span text:style-name="T1">Generated libs</text:span></text:p>
          </draw:text-box>
        </draw:frame>
        <draw:frame draw:style-name="gr10" draw:text-style-name="P4" draw:layer="layout" svg:width="3.766cm" svg:height="0.649cm" svg:x="5.044cm" svg:y="2.892cm">
          <draw:text-box>
            <text:p text:style-name="P4"><text:span text:style-name="T1">in Model Language</text:span></text:p>
          </draw:text-box>
        </draw:frame>
        <draw:frame draw:style-name="gr10" draw:text-style-name="P4" draw:layer="layout" svg:width="5.212cm" svg:height="1.047cm" svg:x="5.044cm" svg:y="5.593cm">
          <draw:text-box>
            <text:p text:style-name="P4"><text:span text:style-name="T1">in Rule Language with</text:span></text:p>
            <text:p text:style-name="P4"><text:span text:style-name="T1">embedded Sequences</text:span></text:p>
          </draw:text-box>
        </draw:frame>
        <draw:frame draw:style-name="gr10" draw:text-style-name="P4" draw:layer="layout" svg:width="3.766cm" svg:height="0.649cm" svg:x="5.044cm" svg:y="2.893cm">
          <draw:text-box>
            <text:p text:style-name="P4"><text:span text:style-name="T1">in Model Language</text:span></text:p>
          </draw:text-box>
        </draw:frame>
        <draw:frame draw:style-name="gr10" draw:text-style-name="P4" draw:layer="layout" svg:width="5.212cm" svg:height="1.047cm" svg:x="5.044cm" svg:y="8.994cm">
          <draw:text-box>
            <text:p text:style-name="P4"><text:span text:style-name="T1">in GrShell Language with</text:span></text:p>
            <text:p text:style-name="P4"><text:span text:style-name="T1">embedded Sequences</text:span></text:p>
          </draw:text-box>
        </draw:frame>
        <draw:frame draw:style-name="gr10" draw:text-style-name="P4" draw:layer="layout" svg:width="6.331cm" svg:height="1.047cm" svg:x="0.761cm" svg:y="12.44cm">
          <draw:text-box>
            <text:p text:style-name="P4"><text:span text:style-name="T1">in C# / a .NET language with</text:span></text:p>
            <text:p text:style-name="P4"><text:span text:style-name="T1">embedded Sequenc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477cm" svg:x="1cm" svg:y="3.534cm" draw:page-number="1"/>
      <draw:page-thumbnail draw:layer="backgroundobjects" svg:width="8.999cm" svg:height="5.477cm" svg:x="1cm" svg:y="12.11cm"/>
      <draw:page-thumbnail draw:layer="backgroundobjects" svg:width="8.999cm" svg:height="5.477cm" svg:x="1cm" svg:y="20.686cm"/>
      <draw:page-thumbnail draw:layer="backgroundobjects" svg:width="8.999cm" svg:height="5.477cm" svg:x="11cm" svg:y="3.534cm"/>
      <draw:page-thumbnail draw:layer="backgroundobjects" svg:width="8.999cm" svg:height="5.477cm" svg:x="11cm" svg:y="12.11cm"/>
      <draw:page-thumbnail draw:layer="backgroundobjects" svg:width="8.999cm" svg:height="5.477cm" svg:x="11cm" svg:y="20.686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1H40M30S</meta:editing-duration>
    <meta:editing-cycles>42</meta:editing-cycles>
    <dc:date>2014-06-19T14:51:11.82</dc:date>
    <meta:generator>OpenOffice.org/3.2$Win32 OpenOffice.org_project/320m18$Build-9502</meta:generator>
    <meta:document-statistic meta:object-count="233"/>
  </office:meta>
</office:document-meta>
</file>